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4c4" officeooo:paragraph-rsid="000f64c4"/>
    </style:style>
    <style:style style:name="P2" style:family="paragraph" style:parent-style-name="Standard">
      <style:text-properties officeooo:paragraph-rsid="000f64c4"/>
    </style:style>
    <style:style style:name="P3" style:family="paragraph" style:parent-style-name="Standard">
      <style:text-properties officeooo:paragraph-rsid="000f9eb2"/>
    </style:style>
    <style:style style:name="P4" style:family="paragraph" style:parent-style-name="Standard">
      <style:text-properties officeooo:rsid="0010dcd2" officeooo:paragraph-rsid="0010dcd2"/>
    </style:style>
    <style:style style:name="P5" style:family="paragraph" style:parent-style-name="Standard">
      <style:text-properties fo:font-variant="normal" fo:text-transform="none" fo:color="#202124" style:font-name="arial" fo:font-size="12pt" fo:letter-spacing="normal" fo:font-style="normal" fo:font-weight="normal" officeooo:rsid="000f64c4" officeooo:paragraph-rsid="000f64c4"/>
    </style:style>
    <style:style style:name="P6" style:family="paragraph" style:parent-style-name="Standard">
      <style:text-properties fo:font-variant="normal" fo:text-transform="none" fo:color="#202124" style:font-name="arial" fo:font-size="12pt" fo:letter-spacing="normal" fo:font-style="normal" fo:font-weight="normal" officeooo:rsid="000f9eb2" officeooo:paragraph-rsid="000f9eb2"/>
    </style:style>
    <style:style style:name="P7" style:family="paragraph" style:parent-style-name="Standard">
      <style:text-properties fo:font-variant="normal" fo:text-transform="none" fo:color="#202124" style:font-name="arial" fo:font-size="12pt" fo:letter-spacing="normal" fo:font-style="normal" fo:font-weight="normal" officeooo:rsid="00158bb4" officeooo:paragraph-rsid="00158bb4" style:font-weight-asian="bold" style:font-weight-complex="bold"/>
    </style:style>
    <style:style style:name="P8" style:family="paragraph" style:parent-style-name="Standard">
      <style:text-properties fo:font-variant="normal" fo:text-transform="none" fo:color="#202124" style:font-name="arial" fo:font-size="12pt" fo:letter-spacing="normal" fo:font-style="normal" fo:font-weight="normal" officeooo:rsid="00158bb4" officeooo:paragraph-rsid="0015d926" style:font-weight-asian="bold" style:font-weight-complex="bold"/>
    </style:style>
    <style:style style:name="P9" style:family="paragraph" style:parent-style-name="Standard">
      <style:text-properties fo:font-variant="normal" fo:text-transform="none" fo:color="#202124" style:font-name="arial" fo:font-size="12pt" fo:letter-spacing="normal" fo:font-style="normal" fo:font-weight="bold" officeooo:rsid="000f64c4" officeooo:paragraph-rsid="000f64c4" style:font-weight-asian="bold" style:font-weight-complex="bold"/>
    </style:style>
    <style:style style:name="P10" style:family="paragraph" style:parent-style-name="Standard">
      <style:text-properties fo:font-variant="normal" fo:text-transform="none" fo:color="#202124" style:font-name="arial" fo:font-size="12pt" fo:letter-spacing="normal" fo:font-style="normal" fo:font-weight="bold" officeooo:rsid="000f9eb2" officeooo:paragraph-rsid="000f9eb2" style:font-weight-asian="bold" style:font-weight-complex="bold"/>
    </style:style>
    <style:style style:name="P11" style:family="paragraph" style:parent-style-name="Standard">
      <style:text-properties fo:font-variant="normal" fo:text-transform="none" fo:color="#202124" style:font-name="arial" fo:font-size="12pt" fo:letter-spacing="normal" fo:font-style="normal" fo:font-weight="bold" officeooo:rsid="0013ab67" officeooo:paragraph-rsid="0013ab67" style:font-weight-asian="bold" style:font-weight-complex="bold"/>
    </style:style>
    <style:style style:name="P12" style:family="paragraph" style:parent-style-name="Standard">
      <style:text-properties fo:font-variant="normal" fo:text-transform="none" fo:color="#202124" style:font-name="arial" fo:font-size="12pt" fo:letter-spacing="normal" fo:font-style="normal" fo:font-weight="bold" officeooo:rsid="0013ab67" officeooo:paragraph-rsid="00150909" style:font-weight-asian="bold" style:font-weight-complex="bold"/>
    </style:style>
    <style:style style:name="P13" style:family="paragraph" style:parent-style-name="Standard">
      <style:text-properties fo:font-variant="normal" fo:text-transform="none" fo:color="#202124" style:font-name="Liberation Sans" fo:font-size="12pt" fo:letter-spacing="normal" fo:font-style="normal" fo:font-weight="normal" officeooo:rsid="0012cc82" officeooo:paragraph-rsid="0012cc82" style:font-weight-asian="normal" style:font-weight-complex="normal"/>
    </style:style>
    <style:style style:name="P14" style:family="paragraph" style:parent-style-name="Standard">
      <style:text-properties fo:font-variant="normal" fo:text-transform="none" fo:color="#202124" style:font-name="Liberation Sans" fo:font-size="12pt" fo:letter-spacing="normal" fo:font-style="normal" fo:font-weight="normal" officeooo:rsid="0013ab67" officeooo:paragraph-rsid="0013ab67" style:font-weight-asian="normal" style:font-weight-complex="normal"/>
    </style:style>
    <style:style style:name="P15" style:family="paragraph" style:parent-style-name="Standard">
      <style:text-properties fo:font-variant="normal" fo:text-transform="none" fo:color="#202124" style:font-name="Liberation Sans" fo:font-size="12pt" fo:letter-spacing="normal" fo:font-style="normal" fo:font-weight="normal" officeooo:rsid="0014c847" officeooo:paragraph-rsid="0014c847" style:font-weight-asian="normal" style:font-weight-complex="normal"/>
    </style:style>
    <style:style style:name="P16" style:family="paragraph" style:parent-style-name="Standard">
      <style:text-properties fo:font-variant="normal" fo:text-transform="none" fo:color="#202124" style:font-name="Liberation Sans" fo:font-size="12pt" fo:letter-spacing="normal" fo:font-style="normal" fo:font-weight="normal" officeooo:rsid="0011c732" officeooo:paragraph-rsid="0011c732" style:font-weight-asian="normal" style:font-weight-complex="normal"/>
    </style:style>
    <style:style style:name="P17" style:family="paragraph" style:parent-style-name="Standard">
      <style:text-properties fo:font-variant="normal" fo:text-transform="none" fo:color="#202124" style:font-name="Liberation Sans" fo:font-size="12pt" fo:letter-spacing="normal" fo:font-style="normal" fo:font-weight="bold" officeooo:rsid="0012cc82" officeooo:paragraph-rsid="0012cc82" style:font-weight-asian="bold" style:font-weight-complex="bold"/>
    </style:style>
    <style:style style:name="P18" style:family="paragraph" style:parent-style-name="Standard">
      <style:text-properties fo:font-variant="normal" fo:text-transform="none" fo:color="#202124" style:font-name="Liberation Sans" fo:font-size="12pt" fo:letter-spacing="normal" fo:font-style="normal" fo:font-weight="bold" officeooo:rsid="000f9eb2" officeooo:paragraph-rsid="00150909" style:font-weight-asian="bold" style:font-weight-complex="bold"/>
    </style:style>
    <style:style style:name="P19" style:family="paragraph" style:parent-style-name="Standard">
      <style:text-properties fo:font-variant="normal" fo:text-transform="none" fo:color="#202124" style:font-name="Liberation Sans" fo:font-size="12pt" fo:letter-spacing="normal" fo:font-style="normal" fo:font-weight="bold" officeooo:rsid="0011c732" officeooo:paragraph-rsid="0010dcd2" style:font-weight-asian="bold" style:font-weight-complex="bold"/>
    </style:style>
    <style:style style:name="P20" style:family="paragraph" style:parent-style-name="Standard">
      <style:text-properties style:font-name="Liberation Sans" fo:font-weight="bold" officeooo:rsid="0010dcd2" officeooo:paragraph-rsid="0010dcd2" style:font-weight-asian="bold" style:font-weight-complex="bold"/>
    </style:style>
    <style:style style:name="P21" style:family="paragraph" style:parent-style-name="Standard">
      <style:text-properties style:font-name="Liberation Sans" fo:font-weight="bold" officeooo:rsid="000f64c4" officeooo:paragraph-rsid="000f64c4" style:font-weight-asian="bold" style:font-weight-complex="bold"/>
    </style:style>
    <style:style style:name="P22" style:family="paragraph" style:parent-style-name="Standard">
      <style:text-properties style:font-name="Liberation Sans" fo:font-weight="normal" officeooo:rsid="0012cc82" officeooo:paragraph-rsid="0012cc82" style:font-weight-asian="normal" style:font-weight-complex="normal"/>
    </style:style>
    <style:style style:name="P23" style:family="paragraph" style:parent-style-name="Standard">
      <style:text-properties fo:font-weight="normal" officeooo:rsid="0018e0f9" officeooo:paragraph-rsid="0018e0f9" style:font-weight-asian="normal" style:font-weight-complex="normal"/>
    </style:style>
    <style:style style:name="P24" style:family="paragraph" style:parent-style-name="Standard">
      <style:text-properties officeooo:paragraph-rsid="001799d9"/>
    </style:style>
    <style:style style:name="P25" style:family="paragraph" style:parent-style-name="Standard">
      <style:text-properties officeooo:rsid="001799d9" officeooo:paragraph-rsid="001799d9"/>
    </style:style>
    <style:style style:name="P26" style:family="paragraph" style:parent-style-name="Standard">
      <style:text-properties officeooo:rsid="00184ca0" officeooo:paragraph-rsid="00184ca0"/>
    </style:style>
    <style:style style:name="P27" style:family="paragraph" style:parent-style-name="Standard">
      <style:text-properties officeooo:rsid="0018e0f9" officeooo:paragraph-rsid="0018e0f9"/>
    </style:style>
    <style:style style:name="P28" style:family="paragraph" style:parent-style-name="Standard">
      <style:text-properties officeooo:rsid="00199139" officeooo:paragraph-rsid="00199139"/>
    </style:style>
    <style:style style:name="P29" style:family="paragraph" style:parent-style-name="Standard">
      <style:text-properties officeooo:rsid="001a457c" officeooo:paragraph-rsid="001a457c"/>
    </style:style>
    <style:style style:name="P30" style:family="paragraph" style:parent-style-name="Standard">
      <style:text-properties fo:font-variant="normal" fo:text-transform="none" fo:color="#202124" style:font-name="Liberation Sans" fo:font-size="12pt" fo:letter-spacing="normal" fo:font-style="normal" fo:font-weight="bold" officeooo:rsid="000f64c4" officeooo:paragraph-rsid="001799d9" style:font-weight-asian="bold" style:font-weight-complex="bold"/>
    </style:style>
    <style:style style:name="P31" style:family="paragraph" style:parent-style-name="Standard">
      <style:text-properties fo:font-variant="normal" fo:text-transform="none" fo:color="#202124" style:font-name="Liberation Sans" fo:font-size="12pt" fo:letter-spacing="normal" fo:font-style="normal" fo:font-weight="bold" officeooo:rsid="001799d9" officeooo:paragraph-rsid="001799d9" style:font-weight-asian="bold" style:font-weight-complex="bold"/>
    </style:style>
    <style:style style:name="P32" style:family="paragraph" style:parent-style-name="Standard">
      <style:text-properties fo:font-variant="normal" fo:text-transform="none" fo:color="#202124" style:font-name="Liberation Sans" fo:font-size="12pt" fo:letter-spacing="normal" fo:font-style="normal" fo:font-weight="bold" officeooo:rsid="0015d926" officeooo:paragraph-rsid="0015d926" style:font-weight-asian="bold" style:font-weight-complex="bold"/>
    </style:style>
    <style:style style:name="P33" style:family="paragraph" style:parent-style-name="Standard">
      <style:text-properties fo:font-variant="normal" fo:text-transform="none" fo:color="#202124" style:font-name="Liberation Sans" fo:font-size="12pt" fo:letter-spacing="normal" fo:font-style="normal" fo:font-weight="bold" officeooo:rsid="0015d926" officeooo:paragraph-rsid="001a457c" style:font-weight-asian="bold" style:font-weight-complex="bold"/>
    </style:style>
    <style:style style:name="P34" style:family="paragraph" style:parent-style-name="Standard">
      <style:text-properties fo:font-variant="normal" fo:text-transform="none" fo:color="#202124" style:font-name="Liberation Sans" fo:font-size="12pt" fo:letter-spacing="normal" fo:font-style="normal" fo:font-weight="bold" officeooo:rsid="0018e0f9" officeooo:paragraph-rsid="0018e0f9" style:font-weight-asian="bold" style:font-weight-complex="bold"/>
    </style:style>
    <style:style style:name="P35" style:family="paragraph" style:parent-style-name="Standard">
      <style:text-properties fo:font-variant="normal" fo:text-transform="none" fo:color="#202124" style:font-name="Liberation Sans" fo:font-size="12pt" fo:letter-spacing="normal" fo:font-style="normal" fo:font-weight="bold" officeooo:rsid="001f1f4e" officeooo:paragraph-rsid="001f1f4e" style:font-weight-asian="bold" style:font-weight-complex="bold"/>
    </style:style>
    <style:style style:name="P36" style:family="paragraph" style:parent-style-name="Standard">
      <style:text-properties fo:font-variant="normal" fo:text-transform="none" fo:color="#202124" style:font-name="Liberation Sans" fo:font-size="12pt" fo:letter-spacing="normal" fo:font-style="normal" fo:font-weight="bold" officeooo:rsid="002288bd" officeooo:paragraph-rsid="002288bd" style:font-weight-asian="bold" style:font-weight-complex="bold"/>
    </style:style>
    <style:style style:name="P37" style:family="paragraph" style:parent-style-name="Standard">
      <style:text-properties fo:font-variant="normal" fo:text-transform="none" fo:color="#202124" style:font-name="Liberation Sans" fo:font-size="12pt" fo:letter-spacing="normal" fo:font-style="normal" fo:font-weight="normal" officeooo:rsid="001799d9" officeooo:paragraph-rsid="001799d9" style:font-weight-asian="normal" style:font-weight-complex="normal"/>
    </style:style>
    <style:style style:name="P38" style:family="paragraph" style:parent-style-name="Standard">
      <style:text-properties fo:font-variant="normal" fo:text-transform="none" fo:color="#202124" style:font-name="Liberation Sans" fo:font-size="12pt" fo:letter-spacing="normal" fo:font-style="normal" fo:font-weight="normal" officeooo:rsid="001799d9" officeooo:paragraph-rsid="001d8a24" style:font-weight-asian="normal" style:font-weight-complex="normal"/>
    </style:style>
    <style:style style:name="P39" style:family="paragraph" style:parent-style-name="Standard">
      <style:text-properties fo:font-variant="normal" fo:text-transform="none" fo:color="#202124" style:font-name="Liberation Sans" fo:font-size="12pt" fo:letter-spacing="normal" fo:font-style="normal" fo:font-weight="normal" officeooo:rsid="00184ca0" officeooo:paragraph-rsid="00184ca0" style:font-weight-asian="normal" style:font-weight-complex="normal"/>
    </style:style>
    <style:style style:name="P40" style:family="paragraph" style:parent-style-name="Standard">
      <style:text-properties fo:font-variant="normal" fo:text-transform="none" fo:color="#202124" style:font-name="Liberation Sans" fo:font-size="12pt" fo:letter-spacing="normal" fo:font-style="normal" fo:font-weight="normal" officeooo:rsid="00184ca0" officeooo:paragraph-rsid="001d8a24" style:font-weight-asian="normal" style:font-weight-complex="normal"/>
    </style:style>
    <style:style style:name="P41" style:family="paragraph" style:parent-style-name="Standard">
      <style:text-properties fo:font-variant="normal" fo:text-transform="none" fo:color="#202124" style:font-name="Liberation Sans" fo:font-size="12pt" fo:letter-spacing="normal" fo:font-style="normal" fo:font-weight="normal" officeooo:rsid="00184ca0" officeooo:paragraph-rsid="001f1f4e" style:font-weight-asian="normal" style:font-weight-complex="normal"/>
    </style:style>
    <style:style style:name="P42" style:family="paragraph" style:parent-style-name="Standard">
      <style:text-properties fo:font-variant="normal" fo:text-transform="none" fo:color="#202124" style:font-name="Liberation Sans" fo:font-size="12pt" fo:letter-spacing="normal" fo:font-style="normal" fo:font-weight="normal" officeooo:rsid="0018e0f9" officeooo:paragraph-rsid="0018e0f9" style:font-weight-asian="normal" style:font-weight-complex="normal"/>
    </style:style>
    <style:style style:name="P43" style:family="paragraph" style:parent-style-name="Standard">
      <style:text-properties fo:font-variant="normal" fo:text-transform="none" fo:color="#202124" style:font-name="Liberation Sans" fo:font-size="12pt" fo:letter-spacing="normal" fo:font-style="normal" fo:font-weight="normal" officeooo:rsid="001a457c" officeooo:paragraph-rsid="001a457c" style:font-weight-asian="normal" style:font-weight-complex="normal"/>
    </style:style>
    <style:style style:name="P44" style:family="paragraph" style:parent-style-name="Standard">
      <style:text-properties fo:font-variant="normal" fo:text-transform="none" fo:color="#202124" style:font-name="Liberation Sans" fo:font-size="12pt" fo:letter-spacing="normal" fo:font-style="normal" fo:font-weight="normal" officeooo:rsid="001c8418" officeooo:paragraph-rsid="001c8418" style:font-weight-asian="normal" style:font-weight-complex="normal"/>
    </style:style>
    <style:style style:name="P45" style:family="paragraph" style:parent-style-name="Standard">
      <style:text-properties fo:font-variant="normal" fo:text-transform="none" fo:color="#202124" style:font-name="Liberation Sans" fo:font-size="12pt" fo:letter-spacing="normal" fo:font-style="normal" fo:font-weight="normal" officeooo:rsid="001d8a24" officeooo:paragraph-rsid="001d8a24" style:font-weight-asian="normal" style:font-weight-complex="normal"/>
    </style:style>
    <style:style style:name="P46" style:family="paragraph" style:parent-style-name="Standard">
      <style:text-properties fo:font-variant="normal" fo:text-transform="none" fo:color="#202124" style:font-name="Liberation Sans" fo:font-size="12pt" fo:letter-spacing="normal" fo:font-style="normal" fo:font-weight="normal" officeooo:rsid="001d8a24" officeooo:paragraph-rsid="001f1f4e" style:font-weight-asian="normal" style:font-weight-complex="normal"/>
    </style:style>
    <style:style style:name="P47" style:family="paragraph" style:parent-style-name="Standard">
      <style:text-properties fo:font-variant="normal" fo:text-transform="none" fo:color="#202124" style:font-name="Liberation Sans" fo:font-size="12pt" fo:letter-spacing="normal" fo:font-style="normal" fo:font-weight="normal" officeooo:rsid="001f1f4e" officeooo:paragraph-rsid="001f1f4e" style:font-weight-asian="normal" style:font-weight-complex="normal"/>
    </style:style>
    <style:style style:name="P48" style:family="paragraph" style:parent-style-name="Standard">
      <style:text-properties fo:font-variant="normal" fo:text-transform="none" fo:color="#202124" style:font-name="Liberation Sans" fo:font-size="12pt" fo:letter-spacing="normal" fo:font-style="normal" fo:font-weight="normal" officeooo:rsid="002288bd" officeooo:paragraph-rsid="002288bd" style:font-weight-asian="normal" style:font-weight-complex="normal"/>
    </style:style>
    <style:style style:name="P49" style:family="paragraph" style:parent-style-name="Standard">
      <style:text-properties officeooo:rsid="001c8418" officeooo:paragraph-rsid="001c8418"/>
    </style:style>
    <style:style style:name="P50" style:family="paragraph" style:parent-style-name="Standard">
      <style:text-properties fo:font-weight="normal" officeooo:rsid="001c8418" officeooo:paragraph-rsid="001c8418" style:font-weight-asian="normal" style:font-weight-complex="normal"/>
    </style:style>
    <style:style style:name="P51" style:family="paragraph" style:parent-style-name="Standard">
      <style:text-properties fo:font-weight="normal" officeooo:rsid="001d8a24" officeooo:paragraph-rsid="001d8a24" style:font-weight-asian="normal" style:font-weight-complex="normal"/>
    </style:style>
    <style:style style:name="P52" style:family="paragraph" style:parent-style-name="Standard">
      <style:text-properties fo:font-weight="normal" officeooo:rsid="001ea2ad" officeooo:paragraph-rsid="001ea2ad" style:font-weight-asian="normal" style:font-weight-complex="normal"/>
    </style:style>
    <style:style style:name="P53" style:family="paragraph" style:parent-style-name="Standard">
      <style:text-properties officeooo:rsid="001d8a24" officeooo:paragraph-rsid="001c8418"/>
    </style:style>
    <style:style style:name="P54" style:family="paragraph" style:parent-style-name="Standard">
      <style:text-properties officeooo:paragraph-rsid="001c8418"/>
    </style:style>
    <style:style style:name="P55" style:family="paragraph" style:parent-style-name="Standard">
      <style:text-properties officeooo:rsid="001799d9" officeooo:paragraph-rsid="001d8a24"/>
    </style:style>
    <style:style style:name="P56" style:family="paragraph" style:parent-style-name="Standard">
      <style:text-properties officeooo:rsid="001799d9" officeooo:paragraph-rsid="001f1f4e"/>
    </style:style>
    <style:style style:name="P57" style:family="paragraph" style:parent-style-name="Standard">
      <style:text-properties officeooo:rsid="00184ca0" officeooo:paragraph-rsid="001d8a24"/>
    </style:style>
    <style:style style:name="P58" style:family="paragraph" style:parent-style-name="Standard">
      <style:text-properties officeooo:rsid="00184ca0" officeooo:paragraph-rsid="001f1f4e"/>
    </style:style>
    <style:style style:name="P59" style:family="paragraph" style:parent-style-name="Standard">
      <style:text-properties officeooo:paragraph-rsid="001d8a24"/>
    </style:style>
    <style:style style:name="P60" style:family="paragraph" style:parent-style-name="Standard">
      <style:text-properties officeooo:rsid="001ea2ad" officeooo:paragraph-rsid="001ea2ad"/>
    </style:style>
    <style:style style:name="P61" style:family="paragraph" style:parent-style-name="Standard">
      <style:text-properties fo:font-weight="bold" officeooo:rsid="001ea2ad" officeooo:paragraph-rsid="001ea2ad" style:font-weight-asian="bold" style:font-weight-complex="bold"/>
    </style:style>
    <style:style style:name="P62" style:family="paragraph" style:parent-style-name="Standard">
      <style:text-properties officeooo:paragraph-rsid="001f1f4e"/>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0f64c4"/>
    </style:style>
    <style:style style:name="T3" style:family="text">
      <style:text-properties fo:font-variant="normal" fo:text-transform="none" fo:color="#202124" style:font-name="arial" fo:font-size="12pt" fo:letter-spacing="normal" fo:font-style="normal" fo:font-weight="normal" officeooo:rsid="000f9eb2"/>
    </style:style>
    <style:style style:name="T4" style:family="text">
      <style:text-properties fo:font-variant="normal" fo:text-transform="none" fo:color="#202124" style:font-name="arial" fo:font-size="12pt" fo:letter-spacing="normal" fo:font-style="normal" fo:font-weight="bold" officeooo:rsid="000f9eb2" style:font-weight-asian="bold" style:font-weight-complex="bold"/>
    </style:style>
    <style:style style:name="T5" style:family="text">
      <style:text-properties fo:font-variant="normal" fo:text-transform="none" fo:color="#202124" style:text-position="super 58%" style:font-name="arial" fo:font-size="13pt" fo:letter-spacing="normal" fo:font-style="normal" fo:font-weight="normal" style:font-size-asian="13pt" style:font-size-complex="13pt"/>
    </style:style>
    <style:style style:name="T6" style:family="text">
      <style:text-properties fo:font-variant="normal" fo:text-transform="none" fo:color="#202124" style:text-position="0% 100%" style:font-name="arial" fo:font-size="13pt" fo:letter-spacing="normal" fo:font-style="normal" fo:font-weight="normal" style:font-size-asian="13pt" style:font-size-complex="13pt"/>
    </style:style>
    <style:style style:name="T7" style:family="text">
      <style:text-properties fo:font-variant="normal" fo:text-transform="none" fo:color="#202124" style:text-position="0% 100%" style:font-name="arial" fo:font-size="12pt" fo:letter-spacing="normal" fo:font-style="normal" fo:font-weight="normal" style:font-size-asian="10.5pt" style:font-size-complex="12pt"/>
    </style:style>
    <style:style style:name="T8" style:family="text">
      <style:text-properties fo:font-variant="normal" fo:text-transform="none" fo:color="#202124" fo:font-size="12pt" fo:letter-spacing="normal" fo:font-style="normal"/>
    </style:style>
    <style:style style:name="T9" style:family="text">
      <style:text-properties fo:font-variant="normal" fo:text-transform="none" fo:color="#202124" fo:font-size="12pt" fo:letter-spacing="normal" fo:font-style="normal" officeooo:rsid="000f9eb2"/>
    </style:style>
    <style:style style:name="T10" style:family="text">
      <style:text-properties fo:font-variant="normal" fo:text-transform="none" fo:color="#202124" fo:font-size="12pt" fo:letter-spacing="normal" fo:font-style="normal" officeooo:rsid="0011c732"/>
    </style:style>
    <style:style style:name="T11" style:family="text">
      <style:text-properties fo:font-variant="normal" fo:text-transform="none" fo:color="#202124" fo:font-size="12pt" fo:letter-spacing="normal" fo:font-style="normal" officeooo:rsid="0013ab67"/>
    </style:style>
    <style:style style:name="T12" style:family="text">
      <style:text-properties fo:font-variant="normal" fo:text-transform="none" fo:color="#202124" style:font-name="Liberation Sans" fo:font-size="12pt" fo:letter-spacing="normal" fo:font-style="normal"/>
    </style:style>
    <style:style style:name="T13" style:family="text">
      <style:text-properties fo:font-variant="normal" fo:text-transform="none" fo:color="#202124" style:font-name="Liberation Sans" fo:font-size="12pt" fo:letter-spacing="normal" fo:font-style="normal" fo:font-weight="bold" style:font-weight-asian="bold" style:font-weight-complex="bold"/>
    </style:style>
    <style:style style:name="T14" style:family="text">
      <style:text-properties fo:font-variant="normal" fo:text-transform="none" fo:color="#202124" style:font-name="Liberation Sans" fo:font-size="12pt" fo:letter-spacing="normal" fo:font-style="normal" fo:font-weight="bold" officeooo:rsid="000f64c4" style:font-weight-asian="bold" style:font-weight-complex="bold"/>
    </style:style>
    <style:style style:name="T15" style:family="text">
      <style:text-properties fo:font-variant="normal" fo:text-transform="none" fo:color="#202124" style:font-name="Liberation Sans" fo:font-size="12pt" fo:letter-spacing="normal" fo:font-style="normal" fo:font-weight="bold" officeooo:rsid="0015d926" style:font-weight-asian="bold" style:font-weight-complex="bold"/>
    </style:style>
    <style:style style:name="T16" style:family="text">
      <style:text-properties fo:font-variant="normal" fo:text-transform="none" fo:color="#202124" style:font-name="Liberation Sans" fo:font-size="12pt" fo:letter-spacing="normal" fo:font-style="normal" fo:font-weight="bold" officeooo:rsid="001799d9" style:font-weight-asian="bold" style:font-weight-complex="bold"/>
    </style:style>
    <style:style style:name="T17" style:family="text">
      <style:text-properties fo:font-variant="normal" fo:text-transform="none" fo:color="#202124" style:font-name="Liberation Sans" fo:font-size="12pt" fo:letter-spacing="normal" fo:font-style="normal" fo:font-weight="bold" officeooo:rsid="001d8a24" style:font-weight-asian="bold" style:font-weight-complex="bold"/>
    </style:style>
    <style:style style:name="T18" style:family="text">
      <style:text-properties fo:font-variant="normal" fo:text-transform="none" fo:color="#202124" style:font-name="Liberation Sans" fo:font-size="12pt" fo:letter-spacing="normal" fo:font-style="normal" fo:font-weight="bold" officeooo:rsid="001ea2ad" style:font-weight-asian="bold" style:font-weight-complex="bold"/>
    </style:style>
    <style:style style:name="T19" style:family="text">
      <style:text-properties fo:font-variant="normal" fo:text-transform="none" fo:color="#202124" style:font-name="Liberation Sans" fo:font-size="12pt" fo:letter-spacing="normal" fo:font-style="normal" fo:font-weight="bold" officeooo:rsid="001c8418" style:font-weight-asian="bold" style:font-weight-complex="bold"/>
    </style:style>
    <style:style style:name="T20" style:family="text">
      <style:text-properties fo:font-variant="normal" fo:text-transform="none" fo:color="#202124" style:font-name="Liberation Sans" fo:font-size="12pt" fo:letter-spacing="normal" fo:font-style="normal" fo:font-weight="normal" style:font-weight-asian="normal" style:font-weight-complex="normal"/>
    </style:style>
    <style:style style:name="T21" style:family="text">
      <style:text-properties fo:font-variant="normal" fo:text-transform="none" fo:color="#202124" style:font-name="Liberation Sans" fo:font-size="12pt" fo:letter-spacing="normal" fo:font-style="normal" fo:font-weight="normal" officeooo:rsid="001799d9" style:font-weight-asian="normal" style:font-weight-complex="normal"/>
    </style:style>
    <style:style style:name="T22" style:family="text">
      <style:text-properties fo:font-variant="normal" fo:text-transform="none" fo:color="#202124" style:font-name="Liberation Sans" fo:font-size="12pt" fo:letter-spacing="normal" fo:font-style="normal" fo:font-weight="normal" officeooo:rsid="00184ca0" style:font-weight-asian="normal" style:font-weight-complex="normal"/>
    </style:style>
    <style:style style:name="T23" style:family="text">
      <style:text-properties fo:font-variant="normal" fo:text-transform="none" fo:color="#202124" style:font-name="Liberation Sans" fo:font-size="12pt" fo:letter-spacing="normal" fo:font-style="normal" fo:font-weight="normal" officeooo:rsid="0018e0f9" style:font-weight-asian="normal" style:font-weight-complex="normal"/>
    </style:style>
    <style:style style:name="T24" style:family="text">
      <style:text-properties fo:font-variant="normal" fo:text-transform="none" fo:color="#202124" style:font-name="Liberation Sans" fo:font-size="12pt" fo:letter-spacing="normal" fo:font-style="normal" fo:font-weight="normal" officeooo:rsid="00199139" style:font-weight-asian="normal" style:font-weight-complex="normal"/>
    </style:style>
    <style:style style:name="T25" style:family="text">
      <style:text-properties fo:font-variant="normal" fo:text-transform="none" fo:color="#202124" style:font-name="Liberation Sans" fo:font-size="12pt" fo:letter-spacing="normal" fo:font-style="normal" fo:font-weight="normal" officeooo:rsid="0015d926" style:font-weight-asian="normal" style:font-weight-complex="normal"/>
    </style:style>
    <style:style style:name="T26" style:family="text">
      <style:text-properties fo:font-variant="normal" fo:text-transform="none" fo:color="#202124" style:font-name="Liberation Sans" fo:font-size="12pt" fo:letter-spacing="normal" fo:font-style="normal" fo:font-weight="normal" officeooo:rsid="001b0a95" style:font-weight-asian="normal" style:font-weight-complex="normal"/>
    </style:style>
    <style:style style:name="T27" style:family="text">
      <style:text-properties fo:font-variant="normal" fo:text-transform="none" fo:color="#202124" style:font-name="Liberation Sans" fo:font-size="12pt" fo:letter-spacing="normal" fo:font-style="normal" fo:font-weight="normal" officeooo:rsid="001d8a24" style:font-weight-asian="normal" style:font-weight-complex="normal"/>
    </style:style>
    <style:style style:name="T28" style:family="text">
      <style:text-properties fo:font-variant="normal" fo:text-transform="none" fo:color="#202124" style:font-name="Liberation Sans" fo:font-size="12pt" fo:letter-spacing="normal" fo:font-style="normal" fo:font-weight="normal" officeooo:rsid="001ea2ad" style:font-weight-asian="normal" style:font-weight-complex="normal"/>
    </style:style>
    <style:style style:name="T29" style:family="text">
      <style:text-properties fo:font-variant="normal" fo:text-transform="none" fo:color="#202124" style:font-name="Liberation Sans" fo:font-size="12pt" fo:letter-spacing="normal" fo:font-style="normal" fo:font-weight="normal" officeooo:rsid="001f1f4e" style:font-weight-asian="normal" style:font-weight-complex="normal"/>
    </style:style>
    <style:style style:name="T30" style:family="text">
      <style:text-properties fo:font-variant="normal" fo:text-transform="none" fo:color="#202124" style:font-name="Liberation Sans" fo:font-size="12pt" fo:letter-spacing="normal" fo:font-style="normal" fo:font-weight="normal" officeooo:rsid="0020bea3" style:font-weight-asian="normal" style:font-weight-complex="normal"/>
    </style:style>
    <style:style style:name="T31" style:family="text">
      <style:text-properties fo:font-variant="normal" fo:text-transform="none" fo:color="#202124" style:font-name="Liberation Sans" fo:font-size="12pt" fo:letter-spacing="normal" fo:font-style="normal" officeooo:rsid="001c8418"/>
    </style:style>
    <style:style style:name="T32" style:family="text">
      <style:text-properties fo:font-variant="normal" fo:text-transform="none" fo:color="#202124" style:font-name="Liberation Sans" fo:font-size="12pt" fo:letter-spacing="normal" fo:font-style="normal" officeooo:rsid="001d8a24"/>
    </style:style>
    <style:style style:name="T33" style:family="text">
      <style:text-properties officeooo:rsid="0011c732"/>
    </style:style>
    <style:style style:name="T34" style:family="text">
      <style:text-properties officeooo:rsid="0013ab67"/>
    </style:style>
    <style:style style:name="T35" style:family="text">
      <style:text-properties officeooo:rsid="0014c847"/>
    </style:style>
    <style:style style:name="T36" style:family="text">
      <style:text-properties officeooo:rsid="00150909"/>
    </style:style>
    <style:style style:name="T37" style:family="text">
      <style:text-properties officeooo:rsid="001d453e"/>
    </style:style>
    <style:style style:name="T38" style:family="text">
      <style:text-properties officeooo:rsid="001d8a24"/>
    </style:style>
    <style:style style:name="T39" style:family="text">
      <style:text-properties officeooo:rsid="001f1f4e"/>
    </style:style>
    <style:style style:name="T40" style:family="text">
      <style:text-properties officeooo:rsid="0020bea3"/>
    </style:style>
    <style:style style:name="T41" style:family="text">
      <style:text-properties fo:font-weight="bold" style:font-weight-asian="bold" style:font-weight-complex="bold"/>
    </style:style>
    <style:style style:name="T42" style:family="text">
      <style:text-properties officeooo:rsid="00243c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1">Problem 1: Armstrong – Prime <text:span text:style-name="T33">Decision Event</text:span></text:p>
      <text:p text:style-name="P1"/>
      <text:p text:style-name="P2"><text:span text:style-name="T2">Prime numbers are numbers that have only 2 factors. Similarly, Armstrong number is a number t</text:span><text:span text:style-name="T1">hat is equal to the sum of </text:span><text:span text:style-name="T2">nth power of the digits of a n-bit number.</text:span></text:p>
      <text:p text:style-name="P5"/>
      <text:p text:style-name="P4"><text:span text:style-name="T2">E</text:span><text:span text:style-name="T1">xample: Armstrong Number</text:span></text:p>
      <text:p text:style-name="P4"><text:span text:style-name="T1">153 = 1</text:span><text:span text:style-name="T5">3 <text:s text:c="2"/></text:span><text:span text:style-name="T6">+ </text:span><text:span text:style-name="T7">5</text:span><text:span text:style-name="T5">3</text:span><text:span text:style-name="T7"> + 3</text:span><text:span text:style-name="T5">3</text:span><text:span text:style-name="T7"> = 1+125+27 </text:span></text:p>
      <text:p text:style-name="P5"/>
      <text:p text:style-name="P5">We have to verify that the given number should be both prime &amp; armstrong. If a number satisfy the basic definition of both print “Y” else print ”N” <text:s/>in the output.</text:p>
      <text:p text:style-name="P5"/>
      <text:p text:style-name="P9">Input format</text:p>
      <text:p text:style-name="P5"/>
      <text:p text:style-name="P5">Accept a n-bit number as an input.</text:p>
      <text:p text:style-name="P5"/>
      <text:p text:style-name="P10">Constraints</text:p>
      <text:p text:style-name="P6"/>
      <text:p text:style-name="P6">1 &lt;= n &lt;= 4</text:p>
      <text:p text:style-name="P5"/>
      <text:p text:style-name="P9">Output format</text:p>
      <text:p text:style-name="P5"/>
      <text:p text:style-name="P5">Print either “Y” or “N” as output.</text:p>
      <text:p text:style-name="P5"/>
      <text:p text:style-name="P3"><text:span text:style-name="T4">Test Cases:</text:span><text:span text:style-name="T3"> (1,Y), (3,Y), (153, N), (371, N), (1634, N)</text:span></text:p>
      <text:p text:style-name="P6"/>
      <text:p text:style-name="P12">Solution : </text:p>
      <text:p text:style-name="P7">#include &lt;stdio.h&gt;</text:p>
      <text:p text:style-name="P7">#include &lt;math.h&gt;</text:p>
      <text:p text:style-name="P7">#include &lt;iostream&gt;</text:p>
      <text:p text:style-name="P7">using namespace std;</text:p>
      <text:p text:style-name="P7"/>
      <text:p text:style-name="P7">int main()</text:p>
      <text:p text:style-name="P7">{</text:p>
      <text:p text:style-name="P7"><text:s text:c="4"/>int num, onum,r, res=0,k=0,temp=0,i,flag;</text:p>
      <text:p text:style-name="P7"><text:s text:c="4"/>cout &lt;&lt;"Enter a number to check for Armstrong-Prime";</text:p>
      <text:p text:style-name="P7"><text:s text:c="4"/>cin&gt;&gt; num;</text:p>
      <text:p text:style-name="P7"><text:s text:c="4"/>onum=num;</text:p>
      <text:p text:style-name="P7"><text:s text:c="4"/>while(onum!=0){</text:p>
      <text:p text:style-name="P7"><text:s text:c="8"/>onum=onum/10;</text:p>
      <text:p text:style-name="P7"><text:s text:c="8"/>k++;</text:p>
      <text:p text:style-name="P7"><text:s text:c="4"/>}</text:p>
      <text:p text:style-name="P7"><text:s text:c="5"/>onum=num;</text:p>
      <text:p text:style-name="P7"><text:s text:c="4"/>while(onum!=0){</text:p>
      <text:p text:style-name="P7"><text:s text:c="8"/>r=onum%10;</text:p>
      <text:p text:style-name="P7"><text:s text:c="8"/>res=res+pow(r,k);</text:p>
      <text:p text:style-name="P7"><text:s text:c="8"/>onum=onum/10;</text:p>
      <text:p text:style-name="P7"><text:s text:c="4"/>}</text:p>
      <text:p text:style-name="P7"><text:s text:c="4"/>if(num == res)</text:p>
      <text:p text:style-name="P7"><text:s text:c="8"/>temp=res;</text:p>
      <text:p text:style-name="P7"><text:s text:c="8"/></text:p>
      <text:p text:style-name="P8"><text:s text:c="3"/></text:p>
      <text:p text:style-name="P8"><text:soft-page-break/><text:s/>for (i = 2; i &lt;= temp / 2; ++i) {</text:p>
      <text:p text:style-name="P7"><text:s text:c="4"/>if (temp % i == 0) {</text:p>
      <text:p text:style-name="P7"><text:s text:c="6"/>flag = 1;</text:p>
      <text:p text:style-name="P7"><text:s text:c="6"/>break;</text:p>
      <text:p text:style-name="P8"><text:s text:c="4"/>}}</text:p>
      <text:p text:style-name="P8"><text:s text:c="3"/>if (flag == 0)</text:p>
      <text:p text:style-name="P7"><text:s text:c="6"/>cout&lt;&lt; "Y";</text:p>
      <text:p text:style-name="P7"><text:s text:c="4"/>else</text:p>
      <text:p text:style-name="P7"><text:s text:c="6"/>cout&lt;&lt; "N";</text:p>
      <text:p text:style-name="P7"><text:s text:c="4"/>return 0; }</text:p>
      <text:p text:style-name="P12"/>
      <text:p text:style-name="P18"/>
      <text:p text:style-name="P20"><text:span text:style-name="T9">P</text:span><text:span text:style-name="T8">roblem 2: Swapping </text:span><text:span text:style-name="T10">Errors</text:span></text:p>
      <text:p text:style-name="P19"/>
      <text:p text:style-name="P16">R<text:span text:style-name="T37">it</text:span>u got marks M1 &amp; M2 in Chemistery &amp; Physics respectively. But the marks M1 &amp; M2 gets interchanged during the process of uploading marks. To avoid this we create a progrmam that swaps the two numbers to compensate the error without using third varible.</text:p>
      <text:p text:style-name="P16">But, the program has an error that the (-) sign &amp; (+) sign get interchanged in program. </text:p>
      <text:p text:style-name="P16"/>
      <text:p text:style-name="P22"><text:span text:style-name="T8">Assume that the original sum of M1 &amp; M2 is S1 and the sum after applying </text:span><text:span text:style-name="T11">modified </text:span><text:span text:style-name="T8">swap procedure is S2, then find the the number maximum among </text:span><text:span text:style-name="T11">S1 &amp; S2.</text:span></text:p>
      <text:p text:style-name="P13"/>
      <text:p text:style-name="P13">Input format</text:p>
      <text:p text:style-name="P13"/>
      <text:p text:style-name="P13">Accept to numbers M1 &amp; M2.</text:p>
      <text:p text:style-name="P13"/>
      <text:p text:style-name="P13">Constraints</text:p>
      <text:p text:style-name="P13"/>
      <text:p text:style-name="P13">0 &lt;= M1 &lt;= 100</text:p>
      <text:p text:style-name="P13">0 &lt;= M2 &lt;= 100</text:p>
      <text:p text:style-name="P13"/>
      <text:p text:style-name="P13">Output format</text:p>
      <text:p text:style-name="P13"/>
      <text:p text:style-name="P13">Print the sum of modified number M1 &amp; M2 and also <text:span text:style-name="T34">find max</text:span><text:span text:style-name="T35">i</text:span><text:span text:style-name="T34">mum among </text:span><text:span text:style-name="T35">S1 &amp; S2,</text:span></text:p>
      <text:p text:style-name="P13">Sum = M1 + M2</text:p>
      <text:p text:style-name="P14">Max = max(M1, M2)</text:p>
      <text:p text:style-name="P14"/>
      <text:p text:style-name="P15">Sample Input </text:p>
      <text:p text:style-name="P15">5 <text:s/>15</text:p>
      <text:p text:style-name="P15"/>
      <text:p text:style-name="P15">Sample Output</text:p>
      <text:p text:style-name="P15">Sum = 0</text:p>
      <text:p text:style-name="P15">Max = 20</text:p>
      <text:p text:style-name="P13"/>
      <text:p text:style-name="P17">Test Cases: <text:span text:style-name="T35">(5,15,0,20),(20,25,35,45), (37,43,</text:span><text:span text:style-name="T36">68,80), ( 12,98,-62,110), (11,25,8,36)</text:span></text:p>
      <text:p text:style-name="P5"/>
      <text:p text:style-name="P11">Solution : </text:p>
      <text:p text:style-name="P5">#include &lt;stdio.h&gt;</text:p>
      <text:p text:style-name="P5">#include &lt;iostream&gt;</text:p>
      <text:p text:style-name="P5">using namespace std;</text:p>
      <text:p text:style-name="P5">int main() {</text:p>
      <text:p text:style-name="P5"><text:s text:c="4"/>int a,b,sum1,sum2,max;</text:p>
      <text:p text:style-name="P5"><text:soft-page-break/><text:s text:c="4"/>cin&gt;&gt; a&gt;&gt;b;</text:p>
      <text:p text:style-name="P5"><text:s text:c="4"/>sum1=a+b;</text:p>
      <text:p text:style-name="P5"><text:s text:c="4"/>a=a-b;</text:p>
      <text:p text:style-name="P5"><text:s text:c="4"/>b=a+b;</text:p>
      <text:p text:style-name="P5"><text:s text:c="4"/>a=a+b;</text:p>
      <text:p text:style-name="P5"><text:s text:c="4"/>sum2=a+b;</text:p>
      <text:p text:style-name="P5"><text:s text:c="4"/>cout&lt;&lt; "Sum = "&lt;&lt; sum2 <text:span text:style-name="T36">&lt;&lt;”\n”;</text:span></text:p>
      <text:p text:style-name="P5"><text:s text:c="4"/>max=(sum1&gt;sum2?sum1:sum2);</text:p>
      <text:p text:style-name="P5"><text:s text:c="4"/>cout&lt;&lt; "Max = "&lt;&lt;max;</text:p>
      <text:p text:style-name="P5"><text:s text:c="4"/>return 0; <text:s text:c="2"/>}</text:p>
      <text:p text:style-name="P5"/>
      <text:p text:style-name="P30"/>
      <text:p text:style-name="P24"><text:span text:style-name="T14">Problem </text:span><text:span text:style-name="T15">3</text:span><text:span text:style-name="T14">: </text:span><text:span text:style-name="T16">Even- Odd Roll Numbers</text:span></text:p>
      <text:p text:style-name="P31"/>
      <text:p text:style-name="P37">In a class there can be’n’ students, whose roll numbers starts from zero ’0’. Two practicals assigned to all the students such that all the students with even roll number will do practical 1 and with odd roll numbers do practical 2.</text:p>
      <text:p text:style-name="P37"/>
      <text:p text:style-name="P24"><text:span text:style-name="T21">Marks alloted to each student and store in the form of array. We need to find the absolute difference between the average marks of students with</text:span><text:span text:style-name="T15"> </text:span><text:span text:style-name="T21">even roll number &amp; odd roll numbers.</text:span></text:p>
      <text:p text:style-name="P37"/>
      <text:p text:style-name="P25"><text:span text:style-name="T20">Input </text:span><text:span text:style-name="T23">format</text:span></text:p>
      <text:p text:style-name="P37">Accept marks of ‘n’ students.</text:p>
      <text:p text:style-name="P37"/>
      <text:p text:style-name="P37">Constraints</text:p>
      <text:p text:style-name="P37"/>
      <text:p text:style-name="P26"><text:span text:style-name="T20">1 &lt;= n &lt;= </text:span><text:span text:style-name="T24">50</text:span></text:p>
      <text:p text:style-name="P26"><text:span text:style-name="T20">1 &lt;= marks &lt;= 10</text:span><text:span text:style-name="T24">0</text:span></text:p>
      <text:p text:style-name="P39"/>
      <text:p text:style-name="P26"><text:span text:style-name="T20">Output </text:span><text:span text:style-name="T23">format</text:span></text:p>
      <text:p text:style-name="P39">Print the absolute value of difference of averages</text:p>
      <text:p text:style-name="P39"/>
      <text:p text:style-name="P39">Sample Input</text:p>
      <text:p text:style-name="P39">5</text:p>
      <text:p text:style-name="P39">25 36 48 29 95</text:p>
      <text:p text:style-name="P39"/>
      <text:p text:style-name="P39">Sample output</text:p>
      <text:p text:style-name="P42">23.5</text:p>
      <text:p text:style-name="P32"/>
      <text:p text:style-name="P28"><text:span text:style-name="T15">T</text:span><text:span text:style-name="T13">est Cases: </text:span></text:p>
      <text:p text:style-name="P33"/>
      <text:p text:style-name="P29"><text:span text:style-name="T15">1. </text:span><text:span text:style-name="T13">(</text:span><text:span text:style-name="T22">5, </text:span><text:span text:style-name="T25">25 36 48 29 95</text:span><text:span text:style-name="T20">) : 23.5</text:span></text:p>
      <text:p text:style-name="P43"/>
      <text:p text:style-name="P29"><text:span text:style-name="T20">2. </text:span><text:span text:style-name="T26">(4, 98,56,23,5) : 30</text:span></text:p>
      <text:p text:style-name="P43"/>
      <text:p text:style-name="P29"><text:span text:style-name="T20">3. </text:span><text:span text:style-name="T26">(12, 12,56,25,48,68,35,48,75,96,28,37,19) : 4.1667</text:span></text:p>
      <text:p text:style-name="P43"/>
      <text:p text:style-name="P29"><text:span text:style-name="T20">4. </text:span><text:span text:style-name="T26">(3, 95,63,3) : 14</text:span></text:p>
      <text:p text:style-name="P43"/>
      <text:p text:style-name="P44">5. (9, 15,36,58,45,78,83,21,30,6) : 12.9</text:p>
      <text:p text:style-name="P43"/>
      <text:p text:style-name="P43"><text:soft-page-break/></text:p>
      <text:p text:style-name="P27"><text:span text:style-name="T15">S</text:span><text:span text:style-name="T13">olution:</text:span></text:p>
      <text:p text:style-name="P42">#include &lt;iostream&gt;</text:p>
      <text:p text:style-name="P42">#include &lt;cmath&gt;</text:p>
      <text:p text:style-name="P42"/>
      <text:p text:style-name="P23"><text:span text:style-name="T12">using namespace std;</text:span><text:span text:style-name="T31">9</text:span></text:p>
      <text:p text:style-name="P42"/>
      <text:p text:style-name="P42">int main()</text:p>
      <text:p text:style-name="P42">{</text:p>
      <text:p text:style-name="P42"><text:s text:c="4"/>int n,k,i,arr[50],t=0;</text:p>
      <text:p text:style-name="P42"><text:s text:c="4"/>float sumeven=0.0,sumodd=0.0,sum=0.0;</text:p>
      <text:p text:style-name="P42"><text:s text:c="4"/>cin&gt;&gt;n;</text:p>
      <text:p text:style-name="P42"><text:s text:c="4"/>for(i=0;i&lt;n;i++){</text:p>
      <text:p text:style-name="P42"><text:s text:c="8"/>cin&gt;&gt;k;</text:p>
      <text:p text:style-name="P42"><text:s text:c="8"/>arr[i]=k;</text:p>
      <text:p text:style-name="P42"><text:s text:c="4"/>}</text:p>
      <text:p text:style-name="P42"><text:s text:c="4"/>for(i=0;i&lt;n;i++){</text:p>
      <text:p text:style-name="P42"><text:s text:c="8"/>sumeven=sumeven+arr[i];</text:p>
      <text:p text:style-name="P42"><text:s text:c="8"/>t++;</text:p>
      <text:p text:style-name="P42"><text:s text:c="8"/>i++;</text:p>
      <text:p text:style-name="P42"><text:s text:c="4"/>}</text:p>
      <text:p text:style-name="P42"><text:s text:c="4"/>sumeven/=t;</text:p>
      <text:p text:style-name="P42"><text:s text:c="4"/></text:p>
      <text:p text:style-name="P42"><text:s text:c="4"/>t=0;</text:p>
      <text:p text:style-name="P42"><text:s text:c="4"/>for(i=1;i&lt;n;i++){</text:p>
      <text:p text:style-name="P42"><text:s text:c="8"/>sumodd=sumodd+arr[i];</text:p>
      <text:p text:style-name="P42"><text:s text:c="8"/>t++;</text:p>
      <text:p text:style-name="P42"><text:s text:c="8"/>i++;</text:p>
      <text:p text:style-name="P42"><text:s text:c="4"/>}</text:p>
      <text:p text:style-name="P42"><text:s text:c="4"/>sumodd/=t;</text:p>
      <text:p text:style-name="P42"><text:s text:c="3"/></text:p>
      <text:p text:style-name="P42"><text:s text:c="4"/>sum=abs(sumodd-sumeven);</text:p>
      <text:p text:style-name="P42"><text:s text:c="4"/>cout&lt;&lt;sum;</text:p>
      <text:p text:style-name="P42"/>
      <text:p text:style-name="P42"><text:s text:c="4"/>return 0;</text:p>
      <text:p text:style-name="P42">}</text:p>
      <text:p text:style-name="P34"/>
      <text:p text:style-name="P42"/>
      <text:p text:style-name="P54"><text:span text:style-name="T15">P</text:span><text:span text:style-name="T19">roblem 4: </text:span><text:span text:style-name="T18">Sum</text:span><text:span text:style-name="T17"> of </text:span><text:span text:style-name="T18">occurrence </text:span><text:span text:style-name="T17">bits problem</text:span></text:p>
      <text:p text:style-name="P53"><text:span text:style-name="T17"/></text:p>
      <text:p text:style-name="P51"><text:span text:style-name="T12">Ravi &amp; Reema got a task to find number of 1’s &amp; 0’s respectively as ’n1’ &amp; ‘n2’ in the binary representation of a number. Both perform their tasks independently and at the end to show their team work they share their outputs and find the sum of both the outputs.</text:span></text:p>
      <text:p text:style-name="P51"><text:span text:style-name="T12"/></text:p>
      <text:p text:style-name="P38"/>
      <text:p text:style-name="P55"><text:span text:style-name="T20">Input </text:span><text:span text:style-name="T23">format</text:span></text:p>
      <text:p text:style-name="P59"><text:span text:style-name="T21">Accept </text:span><text:span text:style-name="T27">a number ‘n’</text:span></text:p>
      <text:p text:style-name="P38"/>
      <text:p text:style-name="P38">Constraints</text:p>
      <text:p text:style-name="P57"><text:span text:style-name="T20">1 &lt;= n &lt;= </text:span><text:span text:style-name="T28">3000</text:span></text:p>
      <text:p text:style-name="P57"><text:span text:style-name="T24"/></text:p>
      <text:p text:style-name="P40"/>
      <text:p text:style-name="P57"><text:soft-page-break/><text:span text:style-name="T20">Output </text:span><text:span text:style-name="T23">format</text:span></text:p>
      <text:p text:style-name="P40">Print the <text:span text:style-name="T38">sum of ‘n1’ &amp; ‘n2’</text:span></text:p>
      <text:p text:style-name="P40"/>
      <text:p text:style-name="P40">Sample Input</text:p>
      <text:p text:style-name="P45">6 </text:p>
      <text:p text:style-name="P40"/>
      <text:p text:style-name="P40">Sample output</text:p>
      <text:p text:style-name="P45">3</text:p>
      <text:p text:style-name="P49"><text:span text:style-name="T17"/></text:p>
      <text:p text:style-name="P60"><text:span text:style-name="T17">T</text:span><text:span text:style-name="T13">est Cases: </text:span><text:span text:style-name="T20">(6,3), (32,6), (1025,11), (19,5), (2195,12)</text:span></text:p>
      <text:p text:style-name="P60"><text:span text:style-name="T13"/></text:p>
      <text:p text:style-name="P60"><text:span text:style-name="T17">S</text:span><text:span text:style-name="T13">olution 1:</text:span></text:p>
      <text:p text:style-name="P52"><text:span text:style-name="T12"/></text:p>
      <text:p text:style-name="P52"><text:span text:style-name="T12">#include &lt;stdio.h&gt;</text:span></text:p>
      <text:p text:style-name="P52"><text:span text:style-name="T12">#include&lt;iostream&gt;</text:span></text:p>
      <text:p text:style-name="P52"><text:span text:style-name="T12">using namespace std;</text:span></text:p>
      <text:p text:style-name="P52"><text:span text:style-name="T12"/></text:p>
      <text:p text:style-name="P52"><text:span text:style-name="T12">unsigned int countSetBits(unsigned int n)</text:span></text:p>
      <text:p text:style-name="P52"><text:span text:style-name="T12">{</text:span></text:p>
      <text:p text:style-name="P52"><text:span text:style-name="T12"><text:tab/>unsigned int count = 0;</text:span></text:p>
      <text:p text:style-name="P52"><text:span text:style-name="T12"><text:tab/>while (n) {</text:span></text:p>
      <text:p text:style-name="P52"><text:span text:style-name="T12"><text:tab/><text:tab/>count += n &amp; 1;</text:span></text:p>
      <text:p text:style-name="P52"><text:span text:style-name="T12"><text:tab/><text:tab/>n &gt;&gt;= 1;</text:span></text:p>
      <text:p text:style-name="P52"><text:span text:style-name="T12"><text:tab/>}</text:span></text:p>
      <text:p text:style-name="P52"><text:span text:style-name="T12"><text:tab/>return count;</text:span></text:p>
      <text:p text:style-name="P52"><text:span text:style-name="T12">}</text:span></text:p>
      <text:p text:style-name="P52"><text:span text:style-name="T12"/></text:p>
      <text:p text:style-name="P52"><text:span text:style-name="T12">int countunsetbits(int n)</text:span></text:p>
      <text:p text:style-name="P52"><text:span text:style-name="T12">{</text:span></text:p>
      <text:p text:style-name="P52"><text:span text:style-name="T12"><text:s text:c="4"/>int count = 0; </text:span></text:p>
      <text:p text:style-name="P52"><text:span text:style-name="T12"><text:s text:c="4"/>for (int x = 1; x &lt;= n; x = x&lt;&lt;1) </text:span></text:p>
      <text:p text:style-name="P52"><text:span text:style-name="T12"><text:s text:c="8"/>if ((x &amp; n) == 0)</text:span></text:p>
      <text:p text:style-name="P52"><text:span text:style-name="T12"><text:s text:c="12"/>count++; <text:s text:c="4"/></text:span></text:p>
      <text:p text:style-name="P52"><text:span text:style-name="T12"><text:s text:c="2"/></text:span></text:p>
      <text:p text:style-name="P52"><text:span text:style-name="T12"><text:s text:c="4"/>return count; </text:span></text:p>
      <text:p text:style-name="P52"><text:span text:style-name="T12">}</text:span></text:p>
      <text:p text:style-name="P52"><text:span text:style-name="T12"/></text:p>
      <text:p text:style-name="P52"><text:span text:style-name="T12">int main()</text:span></text:p>
      <text:p text:style-name="P52"><text:span text:style-name="T12">{</text:span></text:p>
      <text:p text:style-name="P52"><text:span text:style-name="T12"><text:tab/>int i,set,unset,sum;</text:span></text:p>
      <text:p text:style-name="P52"><text:span text:style-name="T12"><text:tab/>cin&gt;&gt;i;</text:span></text:p>
      <text:p text:style-name="P52"><text:span text:style-name="T12"><text:tab/>set=countSetBits(i);</text:span></text:p>
      <text:p text:style-name="P52"><text:span text:style-name="T12"><text:tab/>unset=countunsetbits(i);</text:span></text:p>
      <text:p text:style-name="P52"><text:span text:style-name="T12"><text:tab/>sum=set+unset;</text:span></text:p>
      <text:p text:style-name="P52"><text:span text:style-name="T12"><text:tab/>cout&lt;&lt; sum;</text:span></text:p>
      <text:p text:style-name="P52"><text:span text:style-name="T12"><text:tab/>return 0;</text:span></text:p>
      <text:p text:style-name="P52"><text:span text:style-name="T12">}</text:span></text:p>
      <text:p text:style-name="P50"><text:span text:style-name="T32"/></text:p>
      <text:p text:style-name="P50"><text:span text:style-name="T32"/></text:p>
      <text:p text:style-name="P50"><text:span text:style-name="T32"/></text:p>
      <text:p text:style-name="P50"><text:span text:style-name="T32"/></text:p>
      <text:p text:style-name="P50"><text:span text:style-name="T32"/></text:p>
      <text:p text:style-name="P50"><text:soft-page-break/><text:span text:style-name="T32"/></text:p>
      <text:p text:style-name="P61"><text:span text:style-name="T32">S</text:span><text:span text:style-name="T12">olution 2:</text:span></text:p>
      <text:p text:style-name="P52"><text:span text:style-name="T12"/></text:p>
      <text:p text:style-name="P52"><text:span text:style-name="T12">#include &lt;stdio.h&gt;</text:span></text:p>
      <text:p text:style-name="P52"><text:span text:style-name="T12">#include&lt;iostream&gt;</text:span></text:p>
      <text:p text:style-name="P52"><text:span text:style-name="T12">#include &lt;math.h&gt;</text:span></text:p>
      <text:p text:style-name="P52"><text:span text:style-name="T12">using namespace std;</text:span></text:p>
      <text:p text:style-name="P52"><text:span text:style-name="T12"/></text:p>
      <text:p text:style-name="P52"><text:span text:style-name="T12">int main()</text:span></text:p>
      <text:p text:style-name="P52"><text:span text:style-name="T12">{</text:span></text:p>
      <text:p text:style-name="P52"><text:span text:style-name="T12"><text:tab/>int i,out;</text:span></text:p>
      <text:p text:style-name="P52"><text:span text:style-name="T12"><text:tab/>cin&gt;&gt;i;</text:span></text:p>
      <text:p text:style-name="P52"><text:span text:style-name="T12"><text:tab/>out=(int)log2(i)+1;</text:span></text:p>
      <text:p text:style-name="P52"><text:span text:style-name="T12"><text:tab/>cout&lt;&lt; out;</text:span></text:p>
      <text:p text:style-name="P52"><text:span text:style-name="T12"><text:tab/>return 0;</text:span></text:p>
      <text:p text:style-name="P52"><text:span text:style-name="T12">}</text:span></text:p>
      <text:p text:style-name="P32"/>
      <text:p text:style-name="P35">Problem 5: Copy Cat Event</text:p>
      <text:p text:style-name="P35"/>
      <text:p text:style-name="P47">Hritick enter<text:span text:style-name="T40">s</text:span> a string of size ‘<text:span text:style-name="T40">n’ and wants to get the same string in output.</text:span></text:p>
      <text:p text:style-name="P47"/>
      <text:p text:style-name="P56"><text:span text:style-name="T20">Input </text:span><text:span text:style-name="T23">format</text:span></text:p>
      <text:p text:style-name="P62"><text:span text:style-name="T21">Accept </text:span><text:span text:style-name="T27">a</text:span><text:span text:style-name="T29">n input string.</text:span></text:p>
      <text:p text:style-name="P41"/>
      <text:p text:style-name="P58"><text:span text:style-name="T20">Output </text:span><text:span text:style-name="T23">format</text:span></text:p>
      <text:p text:style-name="P62"><text:span text:style-name="T22">Print the </text:span><text:span text:style-name="T30">same string as input.</text:span></text:p>
      <text:p text:style-name="P41"/>
      <text:p text:style-name="P41">Sample Input</text:p>
      <text:p text:style-name="P46">“<text:span text:style-name="T39">Hritick”</text:span></text:p>
      <text:p text:style-name="P41"/>
      <text:p text:style-name="P41">Sample output</text:p>
      <text:p text:style-name="P46">“<text:span text:style-name="T39">Hritick”</text:span></text:p>
      <text:p text:style-name="P46"/>
      <text:p text:style-name="P48"><text:span text:style-name="T41">Test cases: </text:span>(Hritick, Hritick), (Aryan, Aryan), (Prashant, Prashant), (Vipin, Vipin),<text:span text:style-name="T42">( Ali, Ali)</text:span></text:p>
      <text:p text:style-name="P46"/>
      <text:p text:style-name="P46"/>
      <text:p text:style-name="P36">Solution:</text:p>
      <text:p text:style-name="P48"/>
      <text:p text:style-name="P48">#include &lt;stdio.h&gt;</text:p>
      <text:p text:style-name="P48">#include &lt;iostream&gt;</text:p>
      <text:p text:style-name="P48">using namespace std;</text:p>
      <text:p text:style-name="P48">int main()</text:p>
      <text:p text:style-name="P48">{</text:p>
      <text:p text:style-name="P48"><text:s text:c="4"/>string str1;</text:p>
      <text:p text:style-name="P48"><text:s text:c="4"/>cin&gt;&gt; str1;</text:p>
      <text:p text:style-name="P48"><text:s text:c="4"/>cout &lt;&lt; str1;</text:p>
      <text:p text:style-name="P48"><text:s text:c="4"/></text:p>
      <text:p text:style-name="P48"><text:s text:c="4"/>return 0;</text:p>
      <text:p text:style-name="P4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7T10:07:38.863083946</meta:creation-date>
    <dc:date>2021-04-08T09:35:39.279417397</dc:date>
    <meta:editing-duration>PT33M56S</meta:editing-duration>
    <meta:editing-cycles>9</meta:editing-cycles>
    <meta:generator>LibreOffice/6.4.6.2$Linux_X86_64 LibreOffice_project/40$Build-2</meta:generator>
    <meta:document-statistic meta:table-count="0" meta:image-count="0" meta:object-count="0" meta:page-count="6" meta:paragraph-count="216" meta:word-count="844" meta:character-count="5174" meta:non-whitespace-character-count="4125"/>
  </office:meta>
</office:document-meta>
</file>